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0.9929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/>
      <style:paragraph-properties fo:text-align="center" fo:margin-left="0in"/>
    </style:style>
    <style:style style:name="ce4" style:family="table-cell" style:parent-style-name="Default" style:data-style-name="N100">
      <style:table-cell-properties style:text-align-source="fix" style:repeat-content="false" fo:border="0.0071in solid #000000" fo:padding-bottom="0.0193in" fo:padding-left="0.0138in" fo:padding-right="0.0138in" fo:padding-top="0.0193in"/>
      <style:paragraph-properties fo:text-align="center" fo:margin-left="0in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table:number-columns-repeated="3"/>
          <table:table-cell>
            <draw:frame table:end-cell-address="Sheet1.I16" table:end-x="0.2827in" table:end-y="0.0996in" draw:z-index="0" draw:style-name="gr1" svg:width="4.6874in" svg:height="2.7756in" svg:x="0.0406in" svg:y="0in">
              <draw:object draw:notify-on-update-of-ranges="Sheet1.A3:Sheet1.A13 Sheet1.B3:Sheet1.B13 Sheet1.A3:Sheet1.A1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0"/>
        </table:table-row>
        <table:table-row table:style-name="ro2">
          <table:table-cell table:style-name="ce2" office:value-type="string">
            <text:p>Server Error</text:p>
          </table:table-cell>
          <table:table-cell table:style-name="ce3" office:value-type="string">
            <text:p>Transfer Time</text:p>
          </table:table-cell>
          <table:table-cell table:number-columns-repeated="1022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36.372392">
            <text:p>36.372392</text:p>
          </table:table-cell>
          <table:table-cell table:number-columns-repeated="1022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office:value-type="float" office:value="40.857309">
            <text:p>40.857309</text:p>
          </table:table-cell>
          <table:table-cell table:number-columns-repeated="1022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3" office:value-type="float" office:value="54.903165">
            <text:p>54.903165</text:p>
          </table:table-cell>
          <table:table-cell table:number-columns-repeated="1022"/>
        </table:table-row>
        <table:table-row table:style-name="ro2">
          <table:table-cell table:style-name="ce3" office:value-type="float" office:value="10">
            <text:p>10</text:p>
          </table:table-cell>
          <table:table-cell table:style-name="ce3" office:value-type="float" office:value="82.454052">
            <text:p>82.454052</text:p>
          </table:table-cell>
          <table:table-cell table:number-columns-repeated="1022"/>
        </table:table-row>
        <table:table-row table:style-name="ro2">
          <table:table-cell table:style-name="ce3" office:value-type="float" office:value="20">
            <text:p>20</text:p>
          </table:table-cell>
          <table:table-cell table:style-name="ce4" office:value-type="string">
            <text:p>142.129560 </text:p>
          </table:table-cell>
          <table:table-cell table:number-columns-repeated="1022"/>
        </table:table-row>
        <table:table-row table:style-name="ro2">
          <table:table-cell table:style-name="ce3" office:value-type="float" office:value="30">
            <text:p>30</text:p>
          </table:table-cell>
          <table:table-cell table:style-name="ce3" office:value-type="float" office:value="214.943202">
            <text:p>214.943202</text:p>
          </table:table-cell>
          <table:table-cell table:number-columns-repeated="1022"/>
        </table:table-row>
        <table:table-row table:style-name="ro2">
          <table:table-cell table:style-name="ce3" office:value-type="float" office:value="40">
            <text:p>40</text:p>
          </table:table-cell>
          <table:table-cell table:style-name="ce3" office:value-type="float" office:value="311.6805">
            <text:p>311.6805</text:p>
          </table:table-cell>
          <table:table-cell table:number-columns-repeated="1022"/>
        </table:table-row>
        <table:table-row table:style-name="ro2">
          <table:table-cell table:style-name="ce3" office:value-type="float" office:value="50">
            <text:p>50</text:p>
          </table:table-cell>
          <table:table-cell table:style-name="ce3" office:value-type="float" office:value="456.109089">
            <text:p>456.109089</text:p>
          </table:table-cell>
          <table:table-cell table:number-columns-repeated="1022"/>
        </table:table-row>
        <table:table-row table:style-name="ro2">
          <table:table-cell table:style-name="ce3" office:value-type="float" office:value="60">
            <text:p>60</text:p>
          </table:table-cell>
          <table:table-cell table:style-name="ce3" office:value-type="float" office:value="702.423622">
            <text:p>702.423622</text:p>
          </table:table-cell>
          <table:table-cell table:number-columns-repeated="1022"/>
        </table:table-row>
        <table:table-row table:style-name="ro2">
          <table:table-cell table:style-name="ce3" office:value-type="float" office:value="70">
            <text:p>70</text:p>
          </table:table-cell>
          <table:table-cell table:style-name="ce3" office:value-type="float" office:value="1133.759895">
            <text:p>1133.759895</text:p>
          </table:table-cell>
          <table:table-cell table:number-columns-repeated="1022"/>
        </table:table-row>
        <table:table-row table:style-name="ro2">
          <table:table-cell table:style-name="ce3" office:value-type="float" office:value="80">
            <text:p>80</text:p>
          </table:table-cell>
          <table:table-cell table:style-name="ce3" office:value-type="float" office:value="1911.586673">
            <text:p>1911.586673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Client Error</text:p>
          </table:table-cell>
          <table:table-cell table:style-name="ce3" office:value-type="string">
            <text:p>Transfer Time</text:p>
          </table:table-cell>
          <table:table-cell table:number-columns-repeated="1022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29.180273">
            <text:p>29.180273</text:p>
          </table:table-cell>
          <table:table-cell table:number-columns-repeated="1022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office:value-type="float" office:value="36.653018">
            <text:p>36.653018</text:p>
          </table:table-cell>
          <table:table-cell table:number-columns-repeated="1022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3" office:value-type="float" office:value="51.30911">
            <text:p>51.30911</text:p>
          </table:table-cell>
          <table:table-cell/>
          <table:table-cell>
            <draw:frame table:end-cell-address="Sheet1.I32" table:end-x="0.1634in" table:end-y="0.1299in" draw:z-index="1" draw:style-name="gr1" svg:width="4.5681in" svg:height="2.7791in" svg:x="0.0406in" svg:y="0.0283in">
              <draw:object draw:notify-on-update-of-ranges="Sheet1.A15:Sheet1.A25 Sheet1.B15:Sheet1.B25 Sheet1.A15:Sheet1.A2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0"/>
        </table:table-row>
        <table:table-row table:style-name="ro2">
          <table:table-cell table:style-name="ce3" office:value-type="float" office:value="10">
            <text:p>10</text:p>
          </table:table-cell>
          <table:table-cell table:style-name="ce3" office:value-type="float" office:value="87.587833">
            <text:p>87.587833</text:p>
          </table:table-cell>
          <table:table-cell table:number-columns-repeated="1022"/>
        </table:table-row>
        <table:table-row table:style-name="ro2">
          <table:table-cell table:style-name="ce3" office:value-type="float" office:value="20">
            <text:p>20</text:p>
          </table:table-cell>
          <table:table-cell table:style-name="ce3" office:value-type="float" office:value="154.4249">
            <text:p>154.4249</text:p>
          </table:table-cell>
          <table:table-cell table:number-columns-repeated="1022"/>
        </table:table-row>
        <table:table-row table:style-name="ro2">
          <table:table-cell table:style-name="ce3" office:value-type="float" office:value="30">
            <text:p>30</text:p>
          </table:table-cell>
          <table:table-cell table:style-name="ce3" office:value-type="float" office:value="251.790394">
            <text:p>251.790394</text:p>
          </table:table-cell>
          <table:table-cell table:number-columns-repeated="1022"/>
        </table:table-row>
        <table:table-row table:style-name="ro2">
          <table:table-cell table:style-name="ce3" office:value-type="float" office:value="40">
            <text:p>40</text:p>
          </table:table-cell>
          <table:table-cell table:style-name="ce3" office:value-type="float" office:value="364.1301">
            <text:p>364.1301</text:p>
          </table:table-cell>
          <table:table-cell table:number-columns-repeated="1022"/>
        </table:table-row>
        <table:table-row table:style-name="ro2">
          <table:table-cell table:style-name="ce3" office:value-type="float" office:value="50">
            <text:p>50</text:p>
          </table:table-cell>
          <table:table-cell table:style-name="ce3" office:value-type="float" office:value="550.848914">
            <text:p>550.848914</text:p>
          </table:table-cell>
          <table:table-cell table:number-columns-repeated="1022"/>
        </table:table-row>
        <table:table-row table:style-name="ro2">
          <table:table-cell table:style-name="ce3" office:value-type="float" office:value="60">
            <text:p>60</text:p>
          </table:table-cell>
          <table:table-cell table:style-name="ce3" office:value-type="float" office:value="798.651874">
            <text:p>798.651874</text:p>
          </table:table-cell>
          <table:table-cell table:number-columns-repeated="1022"/>
        </table:table-row>
        <table:table-row table:style-name="ro2">
          <table:table-cell table:style-name="ce3" office:value-type="float" office:value="70">
            <text:p>70</text:p>
          </table:table-cell>
          <table:table-cell table:style-name="ce3" office:value-type="float" office:value="1223.416617">
            <text:p>1223.416617</text:p>
          </table:table-cell>
          <table:table-cell table:number-columns-repeated="1022"/>
        </table:table-row>
        <table:table-row table:style-name="ro2">
          <table:table-cell table:style-name="ce3" office:value-type="float" office:value="80">
            <text:p>80</text:p>
          </table:table-cell>
          <table:table-cell table:style-name="ce3" office:value-type="float" office:value="2089.651664">
            <text:p>2089.651664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Packet Size</text:p>
          </table:table-cell>
          <table:table-cell table:style-name="ce3" office:value-type="string">
            <text:p>Transfer Time</text:p>
          </table:table-cell>
          <table:table-cell table:number-columns-repeated="1022"/>
        </table:table-row>
        <table:table-row table:style-name="ro2">
          <table:table-cell table:style-name="ce3" office:value-type="float" office:value="100">
            <text:p>100</text:p>
          </table:table-cell>
          <table:table-cell table:style-name="ce3" office:value-type="float" office:value="582.576264">
            <text:p>582.576264</text:p>
          </table:table-cell>
          <table:table-cell table:number-columns-repeated="1022"/>
        </table:table-row>
        <table:table-row table:style-name="ro2">
          <table:table-cell table:style-name="ce3" office:value-type="float" office:value="200">
            <text:p>200</text:p>
          </table:table-cell>
          <table:table-cell table:style-name="ce3" office:value-type="float" office:value="289.846969">
            <text:p>289.846969</text:p>
          </table:table-cell>
          <table:table-cell table:number-columns-repeated="1022"/>
        </table:table-row>
        <table:table-row table:style-name="ro2">
          <table:table-cell table:style-name="ce3" office:value-type="float" office:value="400">
            <text:p>400</text:p>
          </table:table-cell>
          <table:table-cell table:style-name="ce3" office:value-type="float" office:value="145.223073">
            <text:p>145.223073</text:p>
          </table:table-cell>
          <table:table-cell table:number-columns-repeated="1022"/>
        </table:table-row>
        <table:table-row table:style-name="ro2">
          <table:table-cell table:style-name="ce3" office:value-type="float" office:value="800">
            <text:p>800</text:p>
          </table:table-cell>
          <table:table-cell table:style-name="ce3" office:value-type="float" office:value="70.271048">
            <text:p>70.271048</text:p>
          </table:table-cell>
          <table:table-cell table:number-columns-repeated="1022"/>
        </table:table-row>
        <table:table-row table:style-name="ro2">
          <table:table-cell table:style-name="ce3" office:value-type="float" office:value="1600">
            <text:p>1600</text:p>
          </table:table-cell>
          <table:table-cell table:style-name="ce3" office:value-type="float" office:value="35.983912">
            <text:p>35.983912</text:p>
          </table:table-cell>
          <table:table-cell table:number-columns-repeated="1022"/>
        </table:table-row>
        <table:table-row table:style-name="ro2">
          <table:table-cell table:style-name="ce3" office:value-type="float" office:value="3200">
            <text:p>3200</text:p>
          </table:table-cell>
          <table:table-cell table:style-name="ce3" office:value-type="float" office:value="18.870924">
            <text:p>18.870924</text:p>
          </table:table-cell>
          <table:table-cell table:number-columns-repeated="1022"/>
        </table:table-row>
        <table:table-row table:style-name="ro2">
          <table:table-cell table:style-name="ce3" office:value-type="float" office:value="6400">
            <text:p>6400</text:p>
          </table:table-cell>
          <table:table-cell table:style-name="ce3" office:value-type="float" office:value="9.60615">
            <text:p>9.60615</text:p>
          </table:table-cell>
          <table:table-cell table:number-columns-repeated="1022"/>
        </table:table-row>
        <table:table-row table:style-name="ro2">
          <table:table-cell table:style-name="ce3" office:value-type="float" office:value="12800">
            <text:p>12800</text:p>
          </table:table-cell>
          <table:table-cell table:style-name="ce3" office:value-type="float" office:value="5.189364">
            <text:p>5.189364</text:p>
          </table:table-cell>
          <table:table-cell>
            <draw:frame table:end-cell-address="Sheet1.I50" table:end-x="0.0224in" table:end-y="0.078in" draw:z-index="2" draw:style-name="gr1" svg:width="4.5098in" svg:height="2.7728in" svg:x="0.8469in" svg:y="0.1539in"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1"/>
        </table:table-row>
        <table:table-row table:style-name="ro2">
          <table:table-cell table:style-name="ce3" office:value-type="float" office:value="25600">
            <text:p>25600</text:p>
          </table:table-cell>
          <table:table-cell table:style-name="ce3" office:value-type="float" office:value="2.366079">
            <text:p>2.366079</text:p>
          </table:table-cell>
          <table:table-cell table:number-columns-repeated="6"/>
          <table:table-cell>
            <draw:frame table:end-cell-address="Sheet1.O50" table:end-x="0.1843in" table:end-y="0.1406in" draw:z-index="3" draw:style-name="gr1" svg:width="4.7957in" svg:height="2.7713in" svg:x="0.7228in" svg:y="0.0398in">
              <draw:object draw:notify-on-update-of-ranges="Sheet1.A27:Sheet1.A36 Sheet1.B27:Sheet1.B3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15"/>
        </table:table-row>
        <table:table-row table:style-name="ro2">
          <table:table-cell table:style-name="ce3" office:value-type="float" office:value="51200">
            <text:p>51200</text:p>
          </table:table-cell>
          <table:table-cell table:style-name="ce3" office:value-type="float" office:value="1.92011">
            <text:p>1.9201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File Size</text:p>
          </table:table-cell>
          <table:table-cell table:style-name="ce3" office:value-type="string">
            <text:p>Transfer Time</text:p>
          </table:table-cell>
          <table:table-cell table:number-columns-repeated="1022"/>
        </table:table-row>
        <table:table-row table:style-name="ro2">
          <table:table-cell table:style-name="ce3" office:value-type="float" office:value="100">
            <text:p>100</text:p>
          </table:table-cell>
          <table:table-cell table:style-name="ce3" office:value-type="float" office:value="0.659442">
            <text:p>0.659442</text:p>
          </table:table-cell>
          <table:table-cell table:number-columns-repeated="1022"/>
        </table:table-row>
        <table:table-row table:style-name="ro2">
          <table:table-cell table:style-name="ce3" office:value-type="float" office:value="500">
            <text:p>500</text:p>
          </table:table-cell>
          <table:table-cell table:style-name="ce3" office:value-type="float" office:value="2.494022">
            <text:p>2.494022</text:p>
          </table:table-cell>
          <table:table-cell table:number-columns-repeated="1022"/>
        </table:table-row>
        <table:table-row table:style-name="ro2">
          <table:table-cell table:style-name="ce3" office:value-type="float" office:value="1000">
            <text:p>1000</text:p>
          </table:table-cell>
          <table:table-cell table:style-name="ce3" office:value-type="float" office:value="5.86129">
            <text:p>5.86129</text:p>
          </table:table-cell>
          <table:table-cell table:number-columns-repeated="1022"/>
        </table:table-row>
        <table:table-row table:style-name="ro2">
          <table:table-cell table:style-name="ce3" office:value-type="float" office:value="5000">
            <text:p>5000</text:p>
          </table:table-cell>
          <table:table-cell table:style-name="ce3" office:value-type="float" office:value="27.997356">
            <text:p>27.997356</text:p>
          </table:table-cell>
          <table:table-cell table:number-columns-repeated="1022"/>
        </table:table-row>
        <table:table-row table:style-name="ro2">
          <table:table-cell table:style-name="ce3" office:value-type="float" office:value="10000">
            <text:p>10000</text:p>
          </table:table-cell>
          <table:table-cell table:style-name="ce3" office:value-type="float" office:value="60.127651">
            <text:p>60.127651</text:p>
          </table:table-cell>
          <table:table-cell table:number-columns-repeated="1022"/>
        </table:table-row>
        <table:table-row table:style-name="ro2">
          <table:table-cell table:style-name="ce3" office:value-type="float" office:value="50000">
            <text:p>50000</text:p>
          </table:table-cell>
          <table:table-cell table:style-name="ce3" office:value-type="float" office:value="283.770513">
            <text:p>283.770513</text:p>
          </table:table-cell>
          <table:table-cell table:number-columns-repeated="1022"/>
        </table:table-row>
        <table:table-row table:style-name="ro2">
          <table:table-cell table:style-name="ce3" office:value-type="float" office:value="100000">
            <text:p>100000</text:p>
          </table:table-cell>
          <table:table-cell table:style-name="ce3" office:value-type="float" office:value="575.398037">
            <text:p>575.398037</text:p>
          </table:table-cell>
          <table:table-cell table:number-columns-repeated="1022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3"/>
          <table:table-cell>
            <draw:frame table:end-cell-address="Sheet1.G68" table:end-x="0.7063in" table:end-y="0.1378in" draw:z-index="4" draw:style-name="gr1" svg:width="3.1492in" svg:height="2.7555in" svg:x="0.2244in" svg:y="0.039in">
              <draw:object draw:notify-on-update-of-ranges="Sheet1.A38:Sheet1.A44 Sheet1.B38:Sheet1.B44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20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01">12/01/2010</text:date>, <text:time>00:08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bhishek Shroff</meta:initial-creator>
    <meta:creation-date>2010-11-30T22:49:03</meta:creation-date>
    <dc:date>2010-12-01T00:08:39</dc:date>
    <dc:creator>Abhishek Shroff</dc:creator>
    <meta:editing-duration>PT00H25M01S</meta:editing-duration>
    <meta:editing-cycles>1</meta:editing-cycles>
    <meta:document-statistic meta:table-count="3" meta:cell-count="86" meta:object-count="5"/>
    <meta:generator>OpenOffice.org/3.2$Linux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907cm" svg:height="7.051cm" xlink:href=".." chart:class="chart:scatter" chart:column-mapping="0" chart:style-name="ch1">
        <chart:title svg:x="4.722cm" svg:y="0.142cm" chart:style-name="ch2">
          <text:p>Server Error</text:p>
        </chart:title>
        <chart:plot-area chart:style-name="ch3" table:cell-range-address="Sheet1.A3:Sheet1.B13" chart:data-source-has-labels="column" svg:x="0.275cm" svg:y="0.786cm" svg:width="11.394cm" svg:height="6.184cm">
          <chart:axis chart:dimension="x" chart:name="primary-x" chart:style-name="ch4">
            <chart:title svg:x="5.08cm" svg:y="6.539cm" chart:style-name="ch5">
              <text:p>Packet Drop (%)</text:p>
            </chart:title>
            <chart:categories table:cell-range-address="Sheet1.A3:Sheet1.A13"/>
          </chart:axis>
          <chart:axis chart:dimension="y" chart:name="primary-y" chart:style-name="ch4">
            <chart:title svg:x="0.239cm" svg:y="4.809cm" chart:style-name="ch6">
              <text:p>Transfer Time (s)</text:p>
            </chart:title>
            <chart:grid chart:style-name="ch7" chart:class="major"/>
          </chart:axis>
          <chart:series chart:style-name="ch8" chart:values-cell-range-address="Sheet1.B3:Sheet1.B13" chart:class="chart:scatter">
            <chart:domain table:cell-range-address="Sheet1.A3:Sheet1.A13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 text:id="Sheet1.A3:Sheet1.A13">1</text:p>
              </table:table-cell>
              <table:table-cell office:value-type="float" office:value="1">
                <text:p text:id="Sheet1.A3:Sheet1.A13">1</text:p>
              </table:table-cell>
              <table:table-cell office:value-type="float" office:value="36.372392">
                <text:p text:id="Sheet1.B3:Sheet1.B13">36.37239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0.857309">
                <text:p>40.8573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4.903165">
                <text:p>54.9031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2.454052">
                <text:p>82.4540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14.943202">
                <text:p>214.9432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11.6805">
                <text:p>311.68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456.109089">
                <text:p>456.1090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702.423622">
                <text:p>702.4236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133.759895">
                <text:p>1133.7598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911.586673">
                <text:p>1911.5866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604cm" svg:height="7.06cm" xlink:href=".." chart:class="chart:scatter" chart:column-mapping="0" chart:style-name="ch1">
        <chart:title svg:x="4.664cm" svg:y="0.142cm" chart:style-name="ch2">
          <text:p>Client Error</text:p>
        </chart:title>
        <chart:plot-area chart:style-name="ch3" table:cell-range-address="Sheet1.A15:Sheet1.B25" chart:data-source-has-labels="column" svg:x="0.263cm" svg:y="0.786cm" svg:width="11.109cm" svg:height="6.193cm">
          <chart:axis chart:dimension="x" chart:name="primary-x" chart:style-name="ch4">
            <chart:title svg:x="4.925cm" svg:y="6.548cm" chart:style-name="ch5">
              <text:p>Packet Drop (%)</text:p>
            </chart:title>
            <chart:categories table:cell-range-address="Sheet1.A15:Sheet1.A25"/>
          </chart:axis>
          <chart:axis chart:dimension="y" chart:name="primary-y" chart:style-name="ch4">
            <chart:title svg:x="0.233cm" svg:y="4.813cm" chart:style-name="ch6">
              <text:p>Transfer Time (s)</text:p>
            </chart:title>
            <chart:grid chart:style-name="ch7" chart:class="major"/>
          </chart:axis>
          <chart:series chart:style-name="ch8" chart:values-cell-range-address="Sheet1.B15:Sheet1.B25" chart:class="chart:scatter">
            <chart:domain table:cell-range-address="Sheet1.A15:Sheet1.A25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 text:id="Sheet1.A15:Sheet1.A25">1</text:p>
              </table:table-cell>
              <table:table-cell office:value-type="float" office:value="1">
                <text:p text:id="Sheet1.A15:Sheet1.A25">1</text:p>
              </table:table-cell>
              <table:table-cell office:value-type="float" office:value="29.180273">
                <text:p text:id="Sheet1.B15:Sheet1.B25">29.18027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6.653018">
                <text:p>36.653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1.30911">
                <text:p>51.309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7.587833">
                <text:p>87.5878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54.4249">
                <text:p>154.42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51.790394">
                <text:p>251.7903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64.1301">
                <text:p>364.13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50.848914">
                <text:p>550.8489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798.651874">
                <text:p>798.6518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223.416617">
                <text:p>1223.4166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2089.651664">
                <text:p>2089.6516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456cm" svg:height="7.044cm" xlink:href="." chart:class="chart:scatter" chart:style-name="ch1">
        <chart:title svg:x="4.537cm" svg:y="0.141cm" chart:style-name="ch2">
          <text:p>Packet Size</text:p>
        </chart:title>
        <chart:subtitle svg:x="5.066cm" svg:y="0.784cm" chart:style-name="ch3">
          <text:p>(Linear)</text:p>
        </chart:subtitle>
        <chart:plot-area chart:style-name="ch4" chart:data-source-has-labels="both" svg:x="0.257cm" svg:y="1.375cm" svg:width="10.97cm" svg:height="5.59cm">
          <chart:axis chart:dimension="x" chart:name="primary-x" chart:style-name="ch5">
            <chart:title svg:x="4.93cm" svg:y="6.533cm" chart:style-name="ch6">
              <text:p>Packet Size (B)</text:p>
            </chart:title>
            <chart:categories table:cell-range-address="local-table.$A$2:.$A$11"/>
          </chart:axis>
          <chart:axis chart:dimension="y" chart:name="primary-y" chart:style-name="ch5">
            <chart:title svg:x="0.23cm" svg:y="4.956cm" chart:style-name="ch7">
              <text:p>Time Taken (s)</text:p>
            </chart:title>
            <chart:grid chart:style-name="ch8" chart:class="major"/>
          </chart:axis>
          <chart:series chart:style-name="ch9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582.576264">
                <text:p>582.57626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89.846969">
                <text:p>289.84696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145.223073">
                <text:p>145.22307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70.271048">
                <text:p>70.271048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600">
                <text:p>1600</text:p>
              </table:table-cell>
              <table:table-cell office:value-type="float" office:value="35.983912">
                <text:p>35.983912</text:p>
              </table:table-cell>
            </table:table-row>
            <table:table-row>
              <table:table-cell office:value-type="string">
                <text:p>3200</text:p>
              </table:table-cell>
              <table:table-cell office:value-type="float" office:value="3200">
                <text:p>3200</text:p>
              </table:table-cell>
              <table:table-cell office:value-type="float" office:value="18.870924">
                <text:p>18.870924</text:p>
              </table:table-cell>
            </table:table-row>
            <table:table-row>
              <table:table-cell office:value-type="string">
                <text:p>6400</text:p>
              </table:table-cell>
              <table:table-cell office:value-type="float" office:value="6400">
                <text:p>6400</text:p>
              </table:table-cell>
              <table:table-cell office:value-type="float" office:value="9.60615">
                <text:p>9.60615</text:p>
              </table:table-cell>
            </table:table-row>
            <table:table-row>
              <table:table-cell office:value-type="string">
                <text:p>12800</text:p>
              </table:table-cell>
              <table:table-cell office:value-type="float" office:value="12800">
                <text:p>12800</text:p>
              </table:table-cell>
              <table:table-cell office:value-type="float" office:value="5.189364">
                <text:p>5.189364</text:p>
              </table:table-cell>
            </table:table-row>
            <table:table-row>
              <table:table-cell office:value-type="string">
                <text:p>25600</text:p>
              </table:table-cell>
              <table:table-cell office:value-type="float" office:value="25600">
                <text:p>25600</text:p>
              </table:table-cell>
              <table:table-cell office:value-type="float" office:value="2.366079">
                <text:p>2.366079</text:p>
              </table:table-cell>
            </table:table-row>
            <table:table-row>
              <table:table-cell office:value-type="string">
                <text:p>51200</text:p>
              </table:table-cell>
              <table:table-cell office:value-type="float" office:value="51200">
                <text:p>51200</text:p>
              </table:table-cell>
              <table:table-cell office:value-type="float" office:value="1.92011">
                <text:p>1.9201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182cm" svg:height="7.04cm" xlink:href=".." chart:class="chart:line" chart:style-name="ch1">
        <chart:title svg:x="4.9cm" svg:y="0.141cm" chart:style-name="ch2">
          <text:p>Packet Size</text:p>
        </chart:title>
        <chart:subtitle svg:x="4.953cm" svg:y="0.784cm" chart:style-name="ch3">
          <text:p>(Logarithmic)</text:p>
        </chart:subtitle>
        <chart:plot-area chart:style-name="ch4" table:cell-range-address="Sheet1.A27:Sheet1.B36" chart:data-source-has-labels="column" svg:x="0.285cm" svg:y="1.375cm" svg:width="11.654cm" svg:height="5.586cm">
          <chart:axis chart:dimension="x" chart:name="primary-x" chart:style-name="ch5">
            <chart:title svg:x="5.3cm" svg:y="6.529cm" chart:style-name="ch6">
              <text:p>Packet Size (B)</text:p>
            </chart:title>
            <chart:categories table:cell-range-address="Sheet1.A27:Sheet1.A36"/>
          </chart:axis>
          <chart:axis chart:dimension="y" chart:name="primary-y" chart:style-name="ch5">
            <chart:title svg:x="0.244cm" svg:y="5.099cm" chart:style-name="ch7">
              <text:p>Transfer Time (s)</text:p>
            </chart:title>
            <chart:grid chart:style-name="ch8" chart:class="major"/>
          </chart:axis>
          <chart:series chart:style-name="ch9" chart:values-cell-range-address="Sheet1.B27:Sheet1.B36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 text:id="Sheet1.A27:Sheet1.A36">100</text:p>
              </table:table-cell>
              <table:table-cell office:value-type="float" office:value="582.576264">
                <text:p text:id="Sheet1.B27:Sheet1.B36">582.57626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89.846969">
                <text:p>289.84696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45.223073">
                <text:p>145.22307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0.271048">
                <text:p>70.271048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35.983912">
                <text:p>35.983912</text:p>
              </table:table-cell>
            </table:table-row>
            <table:table-row>
              <table:table-cell office:value-type="string">
                <text:p>3200</text:p>
              </table:table-cell>
              <table:table-cell office:value-type="float" office:value="18.870924">
                <text:p>18.870924</text:p>
              </table:table-cell>
            </table:table-row>
            <table:table-row>
              <table:table-cell office:value-type="string">
                <text:p>6400</text:p>
              </table:table-cell>
              <table:table-cell office:value-type="float" office:value="9.60615">
                <text:p>9.60615</text:p>
              </table:table-cell>
            </table:table-row>
            <table:table-row>
              <table:table-cell office:value-type="string">
                <text:p>12800</text:p>
              </table:table-cell>
              <table:table-cell office:value-type="float" office:value="5.189364">
                <text:p>5.189364</text:p>
              </table:table-cell>
            </table:table-row>
            <table:table-row>
              <table:table-cell office:value-type="string">
                <text:p>25600</text:p>
              </table:table-cell>
              <table:table-cell office:value-type="float" office:value="2.366079">
                <text:p>2.366079</text:p>
              </table:table-cell>
            </table:table-row>
            <table:table-row>
              <table:table-cell office:value-type="string">
                <text:p>51200</text:p>
              </table:table-cell>
              <table:table-cell office:value-type="float" office:value="1.92011">
                <text:p>1.9201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line" chart:style-name="ch1">
        <chart:title svg:x="3.14cm" svg:y="0.141cm" chart:style-name="ch2">
          <text:p>File Size</text:p>
        </chart:title>
        <chart:subtitle svg:x="2.346cm" svg:y="0.784cm" chart:style-name="ch3">
          <text:p>(Semi-Logarithmic)</text:p>
        </chart:subtitle>
        <chart:plot-area chart:style-name="ch4" table:cell-range-address="Sheet1.A38:Sheet1.B44" chart:data-source-has-labels="column" svg:x="0.119cm" svg:y="1.375cm" svg:width="7.721cm" svg:height="5.546cm">
          <chart:axis chart:dimension="x" chart:name="primary-x" chart:style-name="ch5">
            <chart:title svg:x="3.325cm" svg:y="6.489cm" chart:style-name="ch6">
              <text:p>File Size (kb)</text:p>
            </chart:title>
            <chart:categories table:cell-range-address="Sheet1.A38:Sheet1.A44"/>
          </chart:axis>
          <chart:axis chart:dimension="y" chart:name="primary-y" chart:style-name="ch5">
            <chart:title svg:x="0.161cm" svg:y="5.079cm" chart:style-name="ch7">
              <text:p>Transfer Time (s)</text:p>
            </chart:title>
            <chart:grid chart:style-name="ch8" chart:class="major"/>
          </chart:axis>
          <chart:series chart:style-name="ch9" chart:values-cell-range-address="Sheet1.B38:Sheet1.B44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 text:id="Sheet1.A38:Sheet1.A44">100</text:p>
              </table:table-cell>
              <table:table-cell office:value-type="float" office:value="0.659442">
                <text:p text:id="Sheet1.B38:Sheet1.B44">0.65944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.494022">
                <text:p>2.49402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5.86129">
                <text:p>5.86129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27.997356">
                <text:p>27.997356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60.127651">
                <text:p>60.127651</text:p>
              </table:table-cell>
            </table:table-row>
            <table:table-row>
              <table:table-cell office:value-type="string">
                <text:p>50000</text:p>
              </table:table-cell>
              <table:table-cell office:value-type="float" office:value="283.770513">
                <text:p>283.770513</text:p>
              </table:table-cell>
            </table:table-row>
            <table:table-row>
              <table:table-cell office:value-type="string">
                <text:p>100000</text:p>
              </table:table-cell>
              <table:table-cell office:value-type="float" office:value="575.398037">
                <text:p>575.39803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